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418cm" fo:min-width="0.89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.544cm" fo:min-width="2.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544cm" fo:min-width="1.7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0.668cm" svg:x="0.6cm" svg:y="0.9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421cm" svg:height="0.645cm" svg:x="0.346cm" svg:y="0.463cm">
          <draw:text-box>
            <text:p text:style-name="P2"><text:span text:style-name="T1">MONI</text:span></text:p>
          </draw:text-box>
        </draw:frame>
        <draw:custom-shape draw:style-name="gr3" draw:text-style-name="P1" draw:layer="layout" svg:width="2.54cm" svg:height="2.794cm" svg:x="5.68cm" svg:y="2.37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2cm" svg:height="0.645cm" svg:x="5.807cm" svg:y="1.743cm">
          <draw:text-box>
            <text:p text:style-name="P2"><text:span text:style-name="T1">XBee </text:span><text:span text:style-name="T1">SX</text:span></text:p>
          </draw:text-box>
        </draw:frame>
        <draw:custom-shape draw:style-name="gr5" draw:text-style-name="P1" draw:layer="layout" svg:width="2.286cm" svg:height="2.794cm" svg:x="12.919cm" svg:y="2.37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2cm" svg:height="0.645cm" svg:x="12.792cm" svg:y="1.616cm">
          <draw:text-box>
            <text:p text:style-name="P2"><text:span text:style-name="T1">XBee </text:span><text:span text:style-name="T1">SX</text:span></text:p>
          </draw:text-box>
        </draw:frame>
        <draw:custom-shape draw:style-name="gr5" draw:text-style-name="P1" draw:layer="layout" svg:width="2.286cm" svg:height="2.794cm" svg:x="16.475cm" svg:y="2.37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319cm" svg:height="0.645cm" svg:x="16.348cm" svg:y="1.616cm">
          <draw:text-box>
            <text:p text:style-name="P2"><text:span text:style-name="T1">PERI</text:span></text:p>
          </draw:text-box>
        </draw:frame>
        <draw:custom-shape draw:style-name="gr5" draw:text-style-name="P1" draw:layer="layout" svg:width="2.286cm" svg:height="2.794cm" svg:x="23.206cm" svg:y="2.37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323cm" svg:height="0.645cm" svg:x="23.079cm" svg:y="1.653cm">
          <draw:text-box>
            <text:p text:style-name="P2"><text:span text:style-name="T1">OPTI</text:span></text:p>
          </draw:text-box>
        </draw:frame>
        <draw:custom-shape draw:style-name="gr3" draw:text-style-name="P1" draw:layer="layout" svg:width="2.54cm" svg:height="2.794cm" svg:x="2.632cm" svg:y="8.47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68cm" svg:height="0.645cm" svg:x="2.759cm" svg:y="7.839cm">
          <draw:text-box>
            <text:p text:style-name="P2"><text:span text:style-name="T1">DS3231</text:span></text:p>
          </draw:text-box>
        </draw:frame>
        <draw:frame draw:style-name="gr4" draw:text-style-name="P5" draw:layer="layout" svg:width="2.123cm" svg:height="0.569cm" svg:x="9.871cm" svg:y="7.839cm">
          <draw:text-box>
            <text:p text:style-name="P4"><text:span text:style-name="T2">Reat request</text:span></text:p>
          </draw:text-box>
        </draw:frame>
        <draw:frame draw:style-name="gr6" draw:text-style-name="P5" draw:layer="layout" svg:width="2.123cm" svg:height="0.569cm" svg:x="6.986cm" svg:y="9.175cm">
          <draw:text-box>
            <text:p text:style-name="P4"><text:span text:style-name="T2">timestam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0.6cm" fo:margin-left="0.6cm" fo:margin-right="0.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03:39:23.872931849</meta:creation-date>
    <meta:print-date>2018-04-25T10:22:50.238222058</meta:print-date>
    <dc:date>2018-04-29T11:05:10.936565325</dc:date>
    <meta:editing-duration>PT2H10M41S</meta:editing-duration>
    <meta:editing-cycles>32</meta:editing-cycles>
    <meta:generator>LibreOffice/5.4.6.2$Linux_X86_64 LibreOffice_project/40m0$Build-2</meta:generator>
    <meta:document-statistic meta:object-count="14"/>
  </office:meta>
</office:document-meta>
</file>